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cm" draw:marker-start-width="0.305cm" draw:marker-end-width="0.305cm" draw:textarea-horizontal-align="justify" draw:textarea-vertical-align="middle" draw:auto-grow-height="false" fo:padding-top="0.16cm" fo:padding-bottom="0.16cm" fo:padding-left="0.285cm" fo:padding-right="0.285cm"/>
    </style:style>
    <style:style style:name="gr2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draw:stroke="none" svg:stroke-color="#000000" draw:fill="none" draw:fill-color="#ffffff" fo:min-height="0.75cm"/>
    </style:style>
    <style:style style:name="gr51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52" style:family="graphic" style:parent-style-name="standard">
      <style:graphic-properties draw:stroke="none" draw:stroke-dash="Fine_20_Dashed" draw:fill="solid" draw:fill-color="#b3b3b3" draw:textarea-horizontal-align="justify" draw:textarea-vertical-align="middle" draw:auto-grow-height="false"/>
    </style:style>
    <style:style style:name="gr53" style:family="graphic" style:parent-style-name="standard">
      <style:graphic-properties draw:stroke="none" svg:stroke-color="#000000" draw:fill="none" draw:fill-color="#ffffff" fo:min-height="1cm"/>
    </style:style>
    <style:style style:name="gr54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objectwithoutfill">
      <style:graphic-properties svg:stroke-width="0.05cm" draw:marker-start-width="0.3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svg:stroke-width="0.06cm" draw:marker-start-width="0.39cm" draw:marker-end-width="0.39cm" draw:fill="solid" draw:fill-color="#e6e6e6" draw:textarea-horizontal-align="justify" draw:textarea-vertical-align="middle" draw:auto-grow-height="false" fo:padding-top="0.155cm" fo:padding-bottom="0.155cm" fo:padding-left="0.28cm" fo:padding-right="0.2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Sans3" fo:font-size="24pt" fo:font-weight="bold" style:font-name-asian="Liberation Sans3" style:font-size-asian="24pt" style:font-weight-asian="bold" style:font-name-complex="Liberation Sans3" style:font-size-complex="24pt" style:font-weight-complex="bold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0.001cm" svg:height="18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01cm" svg:height="27cm" draw:transform="rotate (-1.5707963267949) translate (29cm 20.04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g>
          <draw:custom-shape draw:style-name="gr2" draw:text-style-name="P2" draw:layer="layout" svg:width="3cm" svg:height="3cm" svg:x="2cm" svg:y="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cm" svg:height="3cm" svg:x="2cm" svg:y="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cm" svg:height="3cm" svg:x="2cm" svg:y="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3cm" svg:height="3cm" svg:x="2cm" svg:y="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cm" svg:height="3cm" svg:x="2cm" svg:y="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3cm" svg:height="3cm" svg:x="2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3cm" svg:height="3cm" svg:x="5cm" svg:y="1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3cm" svg:height="3cm" svg:x="5cm" svg:y="1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3cm" svg:height="3cm" svg:x="5cm" svg:y="1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3cm" svg:height="3cm" svg:x="5cm" svg:y="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3cm" svg:height="3cm" svg:x="5cm" svg:y="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cm" svg:height="3cm" svg:x="5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2" draw:layer="layout" svg:width="3cm" svg:height="3cm" svg:x="8cm" svg:y="1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3cm" svg:height="3cm" svg:x="8cm" svg:y="1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3cm" svg:height="3cm" svg:x="8cm" svg:y="1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3cm" svg:height="3cm" svg:x="8cm" svg:y="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3cm" svg:height="3cm" svg:x="8cm" svg:y="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3cm" svg:height="3cm" svg:x="8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" draw:layer="layout" svg:width="3cm" svg:height="3cm" svg:x="11cm" svg:y="1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3cm" svg:height="3cm" svg:x="11cm" svg:y="1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3cm" svg:height="3cm" svg:x="11cm" svg:y="1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" draw:layer="layout" svg:width="3cm" svg:height="3cm" svg:x="11cm" svg:y="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" draw:layer="layout" svg:width="3cm" svg:height="3cm" svg:x="11cm" svg:y="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3cm" svg:height="3cm" svg:x="11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2" draw:layer="layout" svg:width="3cm" svg:height="3cm" svg:x="14cm" svg:y="1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" draw:layer="layout" svg:width="3cm" svg:height="3cm" svg:x="14cm" svg:y="1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3cm" svg:height="3cm" svg:x="14cm" svg:y="1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3cm" svg:height="3cm" svg:x="14cm" svg:y="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" draw:layer="layout" svg:width="3cm" svg:height="3cm" svg:x="14cm" svg:y="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3cm" svg:height="3cm" svg:x="14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2" draw:text-style-name="P2" draw:layer="layout" svg:width="3cm" svg:height="3cm" svg:x="17cm" svg:y="17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" draw:layer="layout" svg:width="3cm" svg:height="3cm" svg:x="17cm" svg:y="1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3cm" svg:height="3cm" svg:x="17cm" svg:y="11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3cm" svg:height="3cm" svg:x="17cm" svg:y="8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" draw:layer="layout" svg:width="3cm" svg:height="3cm" svg:x="17cm" svg:y="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3cm" svg:height="3cm" svg:x="17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2" draw:layer="layout" svg:width="3cm" svg:height="3cm" svg:x="20cm" svg:y="1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" draw:layer="layout" svg:width="3cm" svg:height="3cm" svg:x="20cm" svg:y="1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" draw:layer="layout" svg:width="3cm" svg:height="3cm" svg:x="20cm" svg:y="1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3cm" svg:height="3cm" svg:x="20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" draw:layer="layout" svg:width="3cm" svg:height="3cm" svg:x="20cm" svg:y="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" draw:layer="layout" svg:width="3cm" svg:height="3cm" svg:x="20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4" draw:text-style-name="P2" draw:layer="layout" svg:width="3cm" svg:height="3cm" svg:x="23cm" svg:y="1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" draw:layer="layout" svg:width="3cm" svg:height="3cm" svg:x="23cm" svg:y="1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3cm" svg:height="3cm" svg:x="23cm" svg:y="1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" draw:layer="layout" svg:width="3cm" svg:height="3cm" svg:x="23cm" svg:y="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" draw:layer="layout" svg:width="3cm" svg:height="3cm" svg:x="23cm" svg:y="5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" draw:layer="layout" svg:width="3cm" svg:height="3cm" svg:x="23cm" svg:y="2cm">
            <text:p/>
            <draw:enhanced-geometry svg:viewBox="0 0 21600 21600" draw:type="rectangle" draw:enhanced-path="M 0 0 L 21600 0 21600 21600 0 21600 0 0 Z N"/>
          </draw:custom-shape>
        </draw:g>
        <draw:frame draw:style-name="gr50" draw:layer="layout" svg:width="1cm" svg:height="1cm" svg:x="4.5cm" svg:y="20cm">
          <draw:text-box>
            <text:p text:style-name="P1">1</text:p>
          </draw:text-box>
        </draw:frame>
        <draw:frame draw:style-name="gr50" draw:layer="layout" svg:width="1cm" svg:height="1cm" svg:x="7.5cm" svg:y="20cm">
          <draw:text-box>
            <text:p text:style-name="P1">2</text:p>
          </draw:text-box>
        </draw:frame>
        <draw:frame draw:style-name="gr50" draw:layer="layout" svg:width="1cm" svg:height="1cm" svg:x="10.5cm" svg:y="20cm">
          <draw:text-box>
            <text:p text:style-name="P1">3</text:p>
          </draw:text-box>
        </draw:frame>
        <draw:frame draw:style-name="gr50" draw:layer="layout" svg:width="1cm" svg:height="1cm" svg:x="13.5cm" svg:y="20cm">
          <draw:text-box>
            <text:p text:style-name="P1">4</text:p>
          </draw:text-box>
        </draw:frame>
        <draw:frame draw:style-name="gr50" draw:text-style-name="P3" draw:layer="layout" svg:width="2cm" svg:height="1cm" svg:x="16cm" svg:y="20cm">
          <draw:text-box>
            <text:p text:style-name="P1"><text:span text:style-name="T1">n=5</text:span></text:p>
          </draw:text-box>
        </draw:frame>
        <draw:frame draw:style-name="gr50" draw:layer="layout" svg:width="1cm" svg:height="1cm" svg:x="19.5cm" svg:y="20cm">
          <draw:text-box>
            <text:p text:style-name="P1">6</text:p>
          </draw:text-box>
        </draw:frame>
        <draw:frame draw:style-name="gr50" draw:layer="layout" svg:width="1cm" svg:height="1cm" svg:x="25.5cm" svg:y="20cm">
          <draw:text-box>
            <text:p text:style-name="P1">8</text:p>
          </draw:text-box>
        </draw:frame>
        <draw:frame draw:style-name="gr50" draw:layer="layout" svg:width="1cm" svg:height="1cm" svg:x="1.1cm" svg:y="16.5cm">
          <draw:text-box>
            <text:p text:style-name="P1">1</text:p>
          </draw:text-box>
        </draw:frame>
        <draw:frame draw:style-name="gr50" draw:layer="layout" svg:width="1cm" svg:height="1cm" svg:x="1.1cm" svg:y="13.5cm">
          <draw:text-box>
            <text:p text:style-name="P1">2</text:p>
          </draw:text-box>
        </draw:frame>
        <draw:frame draw:style-name="gr50" draw:layer="layout" svg:width="1cm" svg:height="1cm" svg:x="1.1cm" svg:y="10.5cm">
          <draw:text-box>
            <text:p text:style-name="P1">3</text:p>
          </draw:text-box>
        </draw:frame>
        <draw:frame draw:style-name="gr50" draw:layer="layout" svg:width="1cm" svg:height="1cm" svg:x="1.1cm" svg:y="7.5cm">
          <draw:text-box>
            <text:p text:style-name="P1">4</text:p>
          </draw:text-box>
        </draw:frame>
        <draw:frame draw:style-name="gr50" draw:text-style-name="P3" draw:layer="layout" svg:width="2.3cm" svg:height="1cm" svg:x="0cm" svg:y="4.5cm">
          <draw:text-box>
            <text:p text:style-name="P1"><text:span text:style-name="T1">m=5</text:span></text:p>
          </draw:text-box>
        </draw:frame>
        <draw:custom-shape draw:style-name="gr51" draw:text-style-name="P1" draw:layer="layout" svg:width="0.5cm" svg:height="0.5cm" draw:transform="rotate (-1.5707963267949) translate (29.5cm 19.8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1" draw:layer="layout" svg:width="0.5cm" svg:height="0.5cm" svg:x="1.8cm" svg:y="1.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1" xml:id="id5" draw:id="id5" draw:layer="layout" svg:width="0.5cm" svg:height="0.5cm" svg:x="4.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xml:id="id14" draw:id="id14" draw:layer="layout" svg:width="0.5cm" svg:height="0.5cm" svg:x="7.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xml:id="id15" draw:id="id15" draw:layer="layout" svg:width="0.5cm" svg:height="0.5cm" svg:x="10.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xml:id="id16" draw:id="id16" draw:layer="layout" svg:width="0.5cm" svg:height="0.5cm" svg:x="13.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xml:id="id4" draw:id="id4" draw:layer="layout" svg:width="0.5cm" svg:height="0.5cm" svg:x="4.7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xml:id="id11" draw:id="id11" draw:layer="layout" svg:width="0.5cm" svg:height="0.5cm" svg:x="7.7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xml:id="id12" draw:id="id12" draw:layer="layout" svg:width="0.5cm" svg:height="0.5cm" svg:x="10.7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xml:id="id13" draw:id="id13" draw:layer="layout" svg:width="0.5cm" svg:height="0.5cm" svg:x="13.7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xml:id="id6" draw:id="id6" draw:layer="layout" svg:width="0.5cm" svg:height="0.5cm" svg:x="7.7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xml:id="id8" draw:id="id8" draw:layer="layout" svg:width="0.5cm" svg:height="0.5cm" svg:x="10.7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xml:id="id10" draw:id="id10" draw:layer="layout" svg:width="0.5cm" svg:height="0.5cm" svg:x="13.7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1cm" svg:height="1.195cm" svg:x="0.8cm" svg:y="1.8cm">
          <draw:text-box>
            <text:p text:style-name="P1"><text:span text:style-name="T2">j</text:span></text:p>
          </draw:text-box>
        </draw:frame>
        <draw:frame draw:style-name="gr50" draw:text-style-name="P4" draw:layer="layout" svg:width="1cm" svg:height="1.195cm" svg:x="28.3cm" svg:y="20.101cm">
          <draw:text-box>
            <text:p text:style-name="P1"><text:span text:style-name="T2">i</text:span></text:p>
          </draw:text-box>
        </draw:frame>
        <draw:frame draw:style-name="gr50" draw:text-style-name="P3" draw:layer="layout" svg:width="3cm" svg:height="1.195cm" svg:x="3.7cm" svg:y="4.5cm">
          <draw:text-box>
            <text:p text:style-name="P1"><text:span text:style-name="T2">1 </text:span><text:span text:style-name="T3">≤ i</text:span></text:p>
          </draw:text-box>
        </draw:frame>
        <draw:frame draw:style-name="gr50" draw:text-style-name="P4" draw:layer="layout" svg:width="3.5cm" svg:height="1.195cm" svg:x="12cm" svg:y="4.6cm">
          <draw:text-box>
            <text:p text:style-name="P1"><text:span text:style-name="T2">i </text:span><text:span text:style-name="T3">≤ n - 1</text:span></text:p>
          </draw:text-box>
        </draw:frame>
        <draw:frame draw:style-name="gr50" draw:text-style-name="P4" draw:layer="layout" svg:width="3.7cm" svg:height="1.195cm" svg:x="16.8cm" svg:y="7.5cm">
          <draw:text-box>
            <text:p text:style-name="P1"><text:span text:style-name="T2">j </text:span><text:span text:style-name="T3">≤ m - 1</text:span></text:p>
          </draw:text-box>
        </draw:frame>
        <draw:custom-shape draw:style-name="gr51" draw:text-style-name="P1" xml:id="id3" draw:id="id3" draw:layer="layout" svg:width="0.5cm" svg:height="0.5cm" svg:x="7.7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xml:id="id7" draw:id="id7" draw:layer="layout" svg:width="0.5cm" svg:height="0.5cm" svg:x="10.7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xml:id="id9" draw:id="id9" draw:layer="layout" svg:width="0.5cm" svg:height="0.5cm" svg:x="13.7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3cm" svg:height="1.195cm" svg:x="16.3cm" svg:y="16.5cm">
          <draw:text-box>
            <text:p text:style-name="P1"><text:span text:style-name="T2">1 </text:span><text:span text:style-name="T3">≤ j</text:span></text:p>
          </draw:text-box>
        </draw:frame>
        <draw:custom-shape draw:style-name="gr52" draw:text-style-name="P5" draw:layer="layout" svg:width="0.55cm" svg:height="8.95cm" draw:transform="rotate (-3.14159265358979) translate (4.45cm 17.05cm)">
          <text:p/>
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52" draw:text-style-name="P5" draw:layer="layout" svg:width="0.55cm" svg:height="8.95cm" draw:transform="rotate (-1.5707963267949) translate (14cm 17.65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53" draw:text-style-name="P6" draw:layer="layout" svg:width="1cm" svg:height="1.25cm" svg:x="2.9cm" svg:y="11.95cm">
          <draw:text-box>
            <text:p text:style-name="P1"><text:span text:style-name="T2">j</text:span></text:p>
          </draw:text-box>
        </draw:frame>
        <draw:frame draw:style-name="gr53" draw:text-style-name="P6" draw:layer="layout" svg:width="1cm" svg:height="1.25cm" svg:x="9.025cm" svg:y="18.2cm">
          <draw:text-box>
            <text:p text:style-name="P1"><text:span text:style-name="T2">i</text:span></text:p>
          </draw:text-box>
        </draw:frame>
        <draw:frame draw:style-name="gr50" draw:layer="layout" svg:width="1cm" svg:height="1cm" svg:x="1.1cm" svg:y="20cm">
          <draw:text-box>
            <text:p text:style-name="P1">0</text:p>
          </draw:text-box>
        </draw:frame>
        <draw:g>
          <draw:custom-shape draw:style-name="gr54" draw:text-style-name="P2" draw:layer="layout" svg:width="3cm" svg:height="3cm" svg:x="26cm" svg:y="1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" draw:layer="layout" svg:width="3cm" svg:height="3cm" svg:x="26cm" svg:y="14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2" draw:layer="layout" svg:width="3cm" svg:height="3cm" svg:x="26cm" svg:y="11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" draw:layer="layout" svg:width="3cm" svg:height="3cm" svg:x="26cm" svg:y="8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" draw:layer="layout" svg:width="3cm" svg:height="3cm" svg:x="26cm" svg:y="5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" draw:layer="layout" svg:width="3cm" svg:height="3cm" svg:x="26cm" svg:y="2cm">
            <text:p/>
            <draw:enhanced-geometry svg:viewBox="0 0 21600 21600" draw:type="rectangle" draw:enhanced-path="M 0 0 L 21600 0 21600 21600 0 21600 0 0 Z N"/>
          </draw:custom-shape>
        </draw:g>
        <draw:frame draw:style-name="gr50" draw:layer="layout" svg:width="1cm" svg:height="1cm" svg:x="22.5cm" svg:y="20cm">
          <draw:text-box>
            <text:p text:style-name="P1">7</text:p>
          </draw:text-box>
        </draw:frame>
        <draw:custom-shape draw:style-name="gr51" draw:text-style-name="P1" xml:id="id2" draw:id="id2" draw:layer="layout" svg:width="0.5cm" svg:height="0.5cm" svg:x="4.7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xml:id="id1" draw:id="id1" draw:layer="layout" svg:width="0.5cm" svg:height="0.5cm" svg:x="4.7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1" draw:layer="layout" draw:type="line" svg:x1="4.95cm" svg:y1="16.801cm" svg:x2="4.95cm" svg:y2="14.301cm" draw:start-shape="id1" draw:start-glue-point="4" draw:end-shape="id2" draw:end-glue-point="8" svg:d="M4950 16801v-2500" svg:viewBox="0 0 1 2501">
          <text:p/>
        </draw:connector>
        <draw:connector draw:style-name="gr60" draw:text-style-name="P1" draw:layer="layout" draw:type="line" svg:x1="5.2cm" svg:y1="17.051cm" svg:x2="7.7cm" svg:y2="17.05cm" draw:start-shape="id1" draw:start-glue-point="10" draw:end-shape="id3" draw:end-glue-point="6" svg:d="M5200 17051l2500-1" svg:viewBox="0 0 2501 2">
          <text:p/>
        </draw:connector>
        <draw:connector draw:style-name="gr60" draw:text-style-name="P1" draw:layer="layout" draw:type="line" svg:x1="4.95cm" svg:y1="13.801cm" svg:x2="4.95cm" svg:y2="11.3cm" draw:start-shape="id2" draw:start-glue-point="4" draw:end-shape="id4" draw:end-glue-point="8" svg:d="M4950 13801v-2501" svg:viewBox="0 0 1 2502">
          <text:p/>
        </draw:connector>
        <draw:connector draw:style-name="gr60" draw:text-style-name="P1" draw:layer="layout" draw:type="line" svg:x1="4.95cm" svg:y1="10.8cm" svg:x2="4.95cm" svg:y2="8.3cm" draw:start-shape="id4" draw:start-glue-point="4" draw:end-shape="id5" draw:end-glue-point="8" svg:d="M4950 10800v-2500" svg:viewBox="0 0 1 2501">
          <text:p/>
        </draw:connector>
        <draw:connector draw:style-name="gr60" draw:text-style-name="P1" draw:layer="layout" draw:type="line" svg:x1="7.95cm" svg:y1="16.8cm" svg:x2="7.95cm" svg:y2="14.3cm" draw:start-shape="id3" draw:start-glue-point="4" draw:end-shape="id6" draw:end-glue-point="8" svg:d="M7950 16800v-2500" svg:viewBox="0 0 1 2501">
          <text:p/>
        </draw:connector>
        <draw:connector draw:style-name="gr60" draw:text-style-name="P1" draw:layer="layout" draw:type="line" svg:x1="10.95cm" svg:y1="16.8cm" svg:x2="10.95cm" svg:y2="14.3cm" draw:start-shape="id7" draw:start-glue-point="4" draw:end-shape="id8" draw:end-glue-point="8" svg:d="M10950 16800v-2500" svg:viewBox="0 0 1 2501">
          <text:p/>
        </draw:connector>
        <draw:connector draw:style-name="gr60" draw:text-style-name="P1" draw:layer="layout" draw:type="line" svg:x1="13.95cm" svg:y1="16.8cm" svg:x2="13.95cm" svg:y2="14.3cm" draw:start-shape="id9" draw:start-glue-point="4" draw:end-shape="id10" draw:end-glue-point="8" svg:d="M13950 16800v-2500" svg:viewBox="0 0 1 2501">
          <text:p/>
        </draw:connector>
        <draw:connector draw:style-name="gr60" draw:text-style-name="P1" draw:layer="layout" draw:type="line" svg:x1="7.95cm" svg:y1="13.8cm" svg:x2="7.95cm" svg:y2="11.3cm" draw:start-shape="id6" draw:start-glue-point="4" draw:end-shape="id11" draw:end-glue-point="8" svg:d="M7950 13800v-2500" svg:viewBox="0 0 1 2501">
          <text:p/>
        </draw:connector>
        <draw:connector draw:style-name="gr60" draw:text-style-name="P1" draw:layer="layout" draw:type="line" svg:x1="10.95cm" svg:y1="13.8cm" svg:x2="10.95cm" svg:y2="11.3cm" draw:start-shape="id8" draw:start-glue-point="4" draw:end-shape="id12" draw:end-glue-point="8" svg:d="M10950 13800v-2500" svg:viewBox="0 0 1 2501">
          <text:p/>
        </draw:connector>
        <draw:connector draw:style-name="gr60" draw:text-style-name="P1" draw:layer="layout" draw:type="line" svg:x1="13.95cm" svg:y1="13.8cm" svg:x2="13.95cm" svg:y2="11.3cm" draw:start-shape="id10" draw:start-glue-point="4" draw:end-shape="id13" draw:end-glue-point="8" svg:d="M13950 13800v-2500" svg:viewBox="0 0 1 2501">
          <text:p/>
        </draw:connector>
        <draw:connector draw:style-name="gr60" draw:text-style-name="P1" draw:layer="layout" draw:type="line" svg:x1="7.95cm" svg:y1="10.8cm" svg:x2="7.95cm" svg:y2="8.3cm" draw:start-shape="id11" draw:start-glue-point="4" draw:end-shape="id14" draw:end-glue-point="8" svg:d="M7950 10800v-2500" svg:viewBox="0 0 1 2501">
          <text:p/>
        </draw:connector>
        <draw:connector draw:style-name="gr60" draw:text-style-name="P1" draw:layer="layout" draw:type="line" svg:x1="10.95cm" svg:y1="10.8cm" svg:x2="10.95cm" svg:y2="8.3cm" draw:start-shape="id12" draw:start-glue-point="4" draw:end-shape="id15" draw:end-glue-point="8" svg:d="M10950 10800v-2500" svg:viewBox="0 0 1 2501">
          <text:p/>
        </draw:connector>
        <draw:connector draw:style-name="gr60" draw:text-style-name="P1" draw:layer="layout" draw:type="line" svg:x1="13.95cm" svg:y1="10.8cm" svg:x2="13.95cm" svg:y2="8.3cm" draw:start-shape="id13" draw:start-glue-point="4" draw:end-shape="id16" draw:end-glue-point="8" svg:d="M13950 10800v-2500" svg:viewBox="0 0 1 2501">
          <text:p/>
        </draw:connector>
        <draw:connector draw:style-name="gr60" draw:text-style-name="P1" draw:layer="layout" draw:type="line" svg:x1="5.2cm" svg:y1="14.051cm" svg:x2="7.7cm" svg:y2="14.05cm" draw:start-shape="id2" draw:start-glue-point="10" draw:end-shape="id6" draw:end-glue-point="6" svg:d="M5200 14051l2500-1" svg:viewBox="0 0 2501 2">
          <text:p/>
        </draw:connector>
        <draw:connector draw:style-name="gr60" draw:text-style-name="P1" draw:layer="layout" draw:type="line" svg:x1="5.2cm" svg:y1="11.05cm" svg:x2="7.7cm" svg:y2="11.05cm" draw:start-shape="id4" draw:start-glue-point="10" draw:end-shape="id11" draw:end-glue-point="6" svg:d="M5200 11050h2500" svg:viewBox="0 0 2501 1">
          <text:p/>
        </draw:connector>
        <draw:connector draw:style-name="gr60" draw:text-style-name="P1" draw:layer="layout" draw:type="line" svg:x1="5.2cm" svg:y1="8.05cm" svg:x2="7.7cm" svg:y2="8.05cm" draw:start-shape="id5" draw:start-glue-point="10" draw:end-shape="id14" draw:end-glue-point="6" svg:d="M5200 8050h2500" svg:viewBox="0 0 2501 1">
          <text:p/>
        </draw:connector>
        <draw:connector draw:style-name="gr60" draw:text-style-name="P1" draw:layer="layout" draw:type="line" svg:x1="8.2cm" svg:y1="8.05cm" svg:x2="10.7cm" svg:y2="8.05cm" draw:start-shape="id14" draw:start-glue-point="10" draw:end-shape="id15" draw:end-glue-point="6" svg:d="M8200 8050h2500" svg:viewBox="0 0 2501 1">
          <text:p/>
        </draw:connector>
        <draw:connector draw:style-name="gr60" draw:text-style-name="P1" draw:layer="layout" draw:type="line" svg:x1="8.2cm" svg:y1="11.05cm" svg:x2="10.7cm" svg:y2="11.05cm" draw:start-shape="id11" draw:start-glue-point="10" draw:end-shape="id12" draw:end-glue-point="6" svg:d="M8200 11050h2500" svg:viewBox="0 0 2501 1">
          <text:p/>
        </draw:connector>
        <draw:connector draw:style-name="gr60" draw:text-style-name="P1" draw:layer="layout" draw:type="line" svg:x1="8.2cm" svg:y1="14.05cm" svg:x2="10.7cm" svg:y2="14.05cm" draw:start-shape="id6" draw:start-glue-point="10" draw:end-shape="id8" draw:end-glue-point="6" svg:d="M8200 14050h2500" svg:viewBox="0 0 2501 1">
          <text:p/>
        </draw:connector>
        <draw:connector draw:style-name="gr60" draw:text-style-name="P1" draw:layer="layout" draw:type="line" svg:x1="8.016cm" svg:y1="17.051cm" svg:x2="10.7cm" svg:y2="17.05cm" draw:end-shape="id7" draw:end-glue-point="6" svg:d="M8016 17051l2684-1" svg:viewBox="0 0 2685 2">
          <text:p/>
        </draw:connector>
        <draw:connector draw:style-name="gr60" draw:text-style-name="P1" draw:layer="layout" draw:type="line" svg:x1="11.2cm" svg:y1="17.05cm" svg:x2="13.7cm" svg:y2="17.05cm" draw:start-shape="id7" draw:start-glue-point="10" draw:end-shape="id9" draw:end-glue-point="6" svg:d="M11200 17050h2500" svg:viewBox="0 0 2501 1">
          <text:p/>
        </draw:connector>
        <draw:connector draw:style-name="gr60" draw:text-style-name="P1" draw:layer="layout" draw:type="line" svg:x1="11.2cm" svg:y1="14.05cm" svg:x2="13.7cm" svg:y2="14.05cm" draw:start-shape="id8" draw:start-glue-point="10" draw:end-shape="id10" draw:end-glue-point="6" svg:d="M11200 14050h2500" svg:viewBox="0 0 2501 1">
          <text:p/>
        </draw:connector>
        <draw:connector draw:style-name="gr60" draw:text-style-name="P1" draw:layer="layout" draw:type="line" svg:x1="11.2cm" svg:y1="11.05cm" svg:x2="13.7cm" svg:y2="11.05cm" draw:start-shape="id12" draw:start-glue-point="10" draw:end-shape="id13" draw:end-glue-point="6" svg:d="M11200 11050h2500" svg:viewBox="0 0 2501 1">
          <text:p/>
        </draw:connector>
        <draw:connector draw:style-name="gr60" draw:text-style-name="P1" draw:layer="layout" draw:type="line" svg:x1="11.2cm" svg:y1="8.05cm" svg:x2="13.7cm" svg:y2="8.05cm" draw:start-shape="id15" draw:start-glue-point="10" draw:end-shape="id16" draw:end-glue-point="6" svg:d="M11200 8050h2500" svg:viewBox="0 0 2501 1">
          <text:p/>
        </draw:connector>
        <draw:custom-shape draw:style-name="gr61" draw:text-style-name="P8" draw:layer="layout" svg:width="3cm" svg:height="2.5cm" svg:x="25.8cm" svg:y="2.2cm">
          <text:p text:style-name="P7"><text:span text:style-name="T4">n = 5</text:span></text:p>
          <text:p text:style-name="P7"><text:span text:style-name="T4">m = 5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erio </meta:initial-creator>
    <meta:creation-date>2011-07-19T23:15:46</meta:creation-date>
    <dc:date>2014-07-17T15:46:56.642083730</dc:date>
    <dc:creator>Rogério Aparecido Gonçalves</dc:creator>
    <meta:editing-duration>PT1H7M52S</meta:editing-duration>
    <meta:editing-cycles>24</meta:editing-cycles>
    <meta:generator>LibreOffice/4.2.5.2$Linux_X86_64 LibreOffice_project/61cb170a04bb1f12e77c884eab9192be736ec5f5</meta:generator>
    <meta:document-statistic meta:object-count="132"/>
  </office:meta>
</office:document-meta>
</file>